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4400000042790C33170B00FA48.png" manifest:media-type="image/png"/>
  <manifest:file-entry manifest:full-path="Pictures/100000010000004400000042B526B546362CC19F.png" manifest:media-type="image/png"/>
  <manifest:file-entry manifest:full-path="Pictures/100018D20000070C000006D6E9388AA0F524B0E4.svg" manifest:media-type="image/svg+xml"/>
  <manifest:file-entry manifest:full-path="Pictures/10000001000000440000004271D0A47FAB1E1849.png" manifest:media-type="image/png"/>
  <manifest:file-entry manifest:full-path="Pictures/100017270000070C000006D68F3A8BD1AAF21ECD.svg" manifest:media-type="image/svg+xml"/>
  <manifest:file-entry manifest:full-path="Pictures/10001D1E0000070C000006D6CD9868CFA8BAAACF.svg" manifest:media-type="image/svg+xml"/>
  <manifest:file-entry manifest:full-path="Pictures/1000000100000044000000426D9A5E9DA7078480.png" manifest:media-type="image/png"/>
  <manifest:file-entry manifest:full-path="Pictures/1000000100000044000000428D9AC66DD0EAB3C3.png" manifest:media-type="image/png"/>
  <manifest:file-entry manifest:full-path="Pictures/10000E5400000707000006D216741E64C7875B85.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Полужирный" style:font-family-generic="swiss" style:font-pitch="variable"/>
    <style:font-face style:name="DIN Alternate Bold" svg:font-family="'DIN Alternate Bol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color="#ffffff" draw:textarea-horizontal-align="justify" draw:textarea-vertical-align="middle" draw:auto-grow-height="false" fo:min-height="18.43cm" fo:min-width="22.36cm"/>
    </style:style>
    <style:style style:name="gr2" style:family="graphic" style:parent-style-name="standard" style:list-style-name="L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 style:family="graphic" style:parent-style-name="standard">
      <style:graphic-properties draw:stroke="solid" draw:stroke-dash="Long_20_Dash" svg:stroke-width="0.081cm" svg:stroke-color="#ff7f2a" draw:marker-start-width="0.321cm" draw:marker-end-width="0.321cm" draw:fill="solid" draw:fill-color="#d4edfb" draw:opacity="100%" draw:textarea-horizontal-align="justify" draw:textarea-vertical-align="middle" draw:auto-grow-height="false" fo:min-height="7.64cm" fo:min-width="14.076cm" fo:padding-top="0.165cm" fo:padding-bottom="0.165cm" fo:padding-left="0.29cm" fo:padding-right="0.29cm"/>
    </style:style>
    <style:style style:name="gr4" style:family="graphic" style:parent-style-name="standard" style:list-style-name="L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5" style:family="graphic" style:parent-style-name="standard" style:list-style-name="L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6" style:family="graphic" style:parent-style-name="standard" style:list-style-name="L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7" style:family="graphic" style:parent-style-name="standard">
      <style:graphic-properties svg:stroke-width="0.028cm" svg:stroke-color="#3465a4" draw:marker-start="" draw:marker-start-width="0.342cm" draw:marker-end="Стили_20_стрелок_20_3" draw:marker-end-width="0.342cm" draw:textarea-vertical-align="middle" fo:padding-top="0.139cm" fo:padding-bottom="0.139cm" fo:padding-left="0.264cm" fo:padding-right="0.264cm"/>
    </style:style>
    <style:style style:name="gr8" style:family="graphic" style:parent-style-name="standard" style:list-style-name="L2">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9" style:family="graphic" style:parent-style-name="standard">
      <style:graphic-properties svg:stroke-width="0.028cm" svg:stroke-color="#3465a4" draw:marker-start="" draw:marker-start-width="0.342cm" draw:marker-end="" draw:marker-end-width="0.342cm" draw:textarea-vertical-align="middle" fo:padding-top="0.139cm" fo:padding-bottom="0.139cm" fo:padding-left="0.264cm" fo:padding-right="0.264cm"/>
    </style:style>
    <style:style style:name="gr10"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list-style-name="L2">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2" style:family="graphic" style:parent-style-name="objectwithoutfill">
      <style:graphic-properties svg:stroke-width="0.081cm" svg:stroke-color="#fafafa" draw:marker-start="" draw:marker-start-width="1.188cm" draw:marker-end="" draw:marker-end-width="0.578cm" draw:fill="none" draw:textarea-vertical-align="middle" fo:padding-top="0.165cm" fo:padding-bottom="0.165cm" fo:padding-left="0.29cm" fo:padding-right="0.29cm"/>
    </style:style>
    <style:style style:name="gr13" style:family="graphic" style:parent-style-name="standard">
      <style:graphic-properties draw:stroke="none" svg:stroke-width="0.035cm" draw:stroke-linejoin="miter" svg:stroke-linecap="butt" draw:fill="solid" draw:fill-color="#326de6" draw:textarea-vertical-align="middle" draw:auto-grow-height="false" draw:fit-to-size="false" style:shrink-to-fit="false" fo:min-height="0.642cm" fo:min-width="0.809cm" fo:padding-top="0.141cm" fo:padding-bottom="0.141cm" fo:padding-left="0.141cm" fo:padding-right="0.141cm" fo:wrap-option="wrap"/>
    </style:style>
    <style:style style:name="gr14" style:family="graphic" style:parent-style-name="standard" style:list-style-name="L1">
      <style:graphic-properties draw:stroke="none" svg:stroke-width="0.035cm" draw:stroke-linejoin="miter" svg:stroke-linecap="butt" draw:fill="solid" draw:fill-color="#326de6" draw:textarea-vertical-align="middle" draw:auto-grow-height="false" draw:fit-to-size="false" style:shrink-to-fit="false" fo:min-height="0.642cm" fo:min-width="12.737cm" fo:padding-top="0.141cm" fo:padding-bottom="0.141cm" fo:padding-left="0.141cm" fo:padding-right="0.141cm" fo:wrap-option="wrap"/>
      <style:paragraph-properties style:writing-mode="lr-tb"/>
    </style:style>
    <style:style style:name="gr15" style:family="graphic" style:parent-style-name="standard" style:list-style-name="L2">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wrap"/>
      <style:paragraph-properties style:writing-mode="lr-tb"/>
    </style:style>
    <style:style style:name="gr16" style:family="graphic" style:parent-style-name="standard">
      <style:graphic-properties draw:stroke="none" svg:stroke-width="0.035cm" draw:stroke-linejoin="miter" svg:stroke-linecap="butt" draw:fill="solid" draw:fill-color="#326de6" draw:textarea-vertical-align="middle" draw:auto-grow-height="false" draw:fit-to-size="false" style:shrink-to-fit="false" fo:min-height="0cm" fo:min-width="0cm" fo:padding-top="0.141cm" fo:padding-bottom="0.141cm" fo:padding-left="0.141cm" fo:padding-right="0.141cm" fo:wrap-option="wrap"/>
    </style:style>
    <style:style style:name="gr17" style:family="graphic" style:parent-style-name="standard">
      <style:graphic-properties svg:stroke-width="0.028cm" svg:stroke-color="#3465a4" draw:marker-start="Стили_20_стрелок_20_2" draw:marker-start-width="0.342cm" draw:marker-end="Стили_20_стрелок_20_3" draw:marker-end-width="0.342cm" draw:textarea-vertical-align="middle" fo:padding-top="0.139cm" fo:padding-bottom="0.139cm" fo:padding-left="0.264cm" fo:padding-right="0.264cm"/>
    </style:style>
    <style:style style:name="gr18" style:family="graphic" style:parent-style-name="standard" style:list-style-name="L2">
      <style:graphic-properties draw:stroke="none" draw:stroke-dash="Long_20_Dash" svg:stroke-width="0.028cm" draw:marker-start-width="0.19cm" draw:marker-end-width="0.19cm" draw:stroke-linejoin="miter" draw:fill="none" draw:fill-color="#fafafa" draw:textarea-vertical-align="middle" draw:auto-grow-height="true" draw:fit-to-size="false" style:shrink-to-fit="false" fo:min-height="0cm" fo:min-width="0cm" fo:padding-top="0.138cm" fo:padding-bottom="0.138cm" fo:padding-left="0.138cm" fo:padding-right="0.138cm" fo:wrap-option="wrap"/>
      <style:paragraph-properties style:writing-mode="lr-tb"/>
    </style:style>
    <style:style style:name="gr19" style:family="graphic" style:parent-style-name="standard">
      <style:graphic-properties draw:stroke="none" draw:fill-color="#ffffff" draw:textarea-horizontal-align="justify" draw:textarea-vertical-align="middle" draw:auto-grow-height="false" fo:min-height="13.847cm" fo:min-width="22.36cm"/>
    </style:style>
    <style:style style:name="gr20" style:family="graphic">
      <style:graphic-properties draw:stroke="solid" draw:stroke-dash="Long_20_Dash" svg:stroke-width="0.053cm" svg:stroke-color="#ff7f2a" draw:marker-start-width="0.279cm" draw:marker-end-width="0.279cm" draw:fill="solid" draw:fill-color="#d4edfb" draw:opacity="100%" draw:textarea-horizontal-align="justify" draw:textarea-vertical-align="middle" draw:auto-grow-height="false" fo:min-height="8.943cm" fo:min-width="14.408cm" fo:padding-top="0.151cm" fo:padding-bottom="0.151cm" fo:padding-left="0.276cm" fo:padding-right="0.276cm"/>
    </style:style>
    <style:style style:name="gr21" style:family="graphic">
      <style:graphic-properties draw:stroke="none" svg:stroke-width="0.035cm" draw:stroke-linejoin="miter" draw:fill="solid" draw:fill-color="#326ce5" draw:textarea-vertical-align="middle" draw:auto-grow-height="false" draw:fit-to-size="false" style:shrink-to-fit="false" fo:min-height="3.599cm" fo:min-width="2.383cm" fo:padding-top="0.141cm" fo:padding-bottom="0.141cm" fo:padding-left="0.141cm" fo:padding-right="0.141cm" fo:wrap-option="wrap"/>
    </style:style>
    <style:style style:name="gr22" style:family="graphic">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3" style:family="graphic">
      <style:graphic-properties draw:stroke="solid" svg:stroke-width="0.106cm" svg:stroke-color="#ff7f2a" draw:marker-start="Стили_20_стрелок_20_13"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24" style:family="graphic" style:list-style-name="L2">
      <style:graphic-properties draw:stroke="none" svg:stroke-width="0.035cm" svg:stroke-color="#ff7f2a"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5" style:family="graphic" style:list-style-name="L2">
      <style:graphic-properties draw:stroke="none" svg:stroke-width="0.035cm" svg:stroke-color="#ff7f2a"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6" style:family="graphic">
      <style:graphic-properties draw:stroke="solid" svg:stroke-width="0.106cm" svg:stroke-color="#ff7f2a" draw:marker-start="Стили_20_стрелок_20_16"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27" style:family="graphic" style:list-style-name="L2">
      <style:graphic-properties draw:stroke="none" svg:stroke-width="0.035cm" svg:stroke-color="#ff7f2a" draw:marker-start="Стили_20_стрелок_20_17"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8" style:family="graphic" style:list-style-name="L2">
      <style:graphic-properties draw:stroke="none" svg:stroke-width="0.035cm" svg:stroke-color="#ff7f2a" draw:marker-start="Стили_20_стрелок_20_18"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9" style:family="graphic" style:list-style-name="L2">
      <style:graphic-properties draw:stroke="none" svg:stroke-width="0.035cm" svg:stroke-color="#ff7f2a"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0" style:family="graphic" style:list-style-name="L2">
      <style:graphic-properties draw:stroke="none" svg:stroke-width="0.035cm" svg:stroke-color="#ff7f2a"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1" style:family="graphic" style:list-style-name="L2">
      <style:graphic-properties draw:stroke="none" svg:stroke-width="0.035cm" svg:stroke-color="#ff7f2a"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2" style:family="graphic">
      <style:graphic-properties draw:stroke="solid" svg:stroke-width="0.106cm" svg:stroke-color="#ff7f2a" draw:marker-start="" draw:marker-start-width="0.318cm" draw:marker-start-center="false" draw:marker-end="Стили_20_стрелок_20_19"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33" style:family="graphic" style:list-style-name="L2">
      <style:graphic-properties draw:stroke="none" svg:stroke-width="0.035cm" svg:stroke-color="#ff7f2a"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4" style:family="graphic" style:list-style-name="L2">
      <style:graphic-properties draw:stroke="none" svg:stroke-width="0.035cm" svg:stroke-color="#ff7f2a"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5" style:family="graphic">
      <style:graphic-properties draw:stroke="none" draw:stroke-dash="Long_20_Dash" svg:stroke-width="0.053cm" svg:stroke-color="#729fcf" draw:marker-start-width="0.279cm" draw:marker-end-width="0.279cm" draw:fill="solid" draw:fill-color="#326ce5" draw:opacity="100%" draw:textarea-horizontal-align="justify" draw:textarea-vertical-align="middle" draw:auto-grow-height="false" fo:min-height="0.93cm" fo:min-width="10.82cm" fo:padding-top="0.151cm" fo:padding-bottom="0.151cm" fo:padding-left="0.276cm" fo:padding-right="0.276cm"/>
      <style:paragraph-properties style:writing-mode="lr-tb"/>
    </style:style>
    <style:style style:name="gr36" style:family="graphic" style:list-style-name="L4">
      <style:graphic-properties svg:stroke-width="0.053cm" svg:stroke-color="#ffffff" draw:marker-start-width="1.146cm" draw:marker-end-width="0.536cm" draw:fill-color="#326ce5" draw:textarea-vertical-align="middle" fo:padding-top="0.151cm" fo:padding-bottom="0.151cm" fo:padding-left="0.276cm" fo:padding-right="0.276cm"/>
      <style:paragraph-properties style:writing-mode="lr-tb"/>
    </style:style>
    <style:style style:name="gr37" style:family="graphic" style:parent-style-name="objectwithoutfill">
      <style:graphic-properties svg:stroke-color="#ffffff" draw:marker-end="" draw:marker-end-width="0.3cm" draw:fill="none" draw:textarea-vertical-align="middle"/>
    </style:style>
    <style:style style:name="gr38" style:family="graphic">
      <style:graphic-properties draw:stroke="solid" svg:stroke-width="0.106cm" svg:stroke-color="#3465a4" draw:marker-start="msArrowEnd_20_5" draw:marker-start-width="0.318cm" draw:marker-start-center="false" draw:marker-end="msArrowEnd_20_5"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39" style:family="graphic" style:list-style-name="L2">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0" style:family="graphic" style:list-style-name="L2">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P1" style:family="paragraph">
      <loext:graphic-properties draw:fill-color="#ffffff"/>
      <style:paragraph-properties fo:text-align="center"/>
    </style:style>
    <style:style style:name="P2" style:family="paragraph">
      <style:paragraph-properties fo:margin-left="0cm" fo:margin-right="0cm" fo:margin-top="0.494cm" fo:margin-bottom="0cm" fo:line-height="100%" fo:text-align="center" fo:text-indent="0cm" style:punctuation-wrap="simple" style:writing-mode="lr-tb">
        <style:tab-stops>
          <style:tab-stop style:position="0cm"/>
        </style:tab-stops>
      </style:paragraph-properties>
      <style:text-properties fo:font-size="11pt" fo:font-weight="bold" style:font-size-asian="11pt" style:font-weight-asian="bold" style:font-size-complex="11pt" style:font-weight-complex="bold" fo:hyphenate="false"/>
    </style:style>
    <style:style style:name="P3" style:family="paragraph">
      <loext:graphic-properties draw:fill="none"/>
      <style:paragraph-properties fo:margin-left="0cm" fo:margin-right="0cm" fo:margin-top="0.494cm" fo:margin-bottom="0cm" fo:line-height="100%" fo:text-align="center" fo:text-indent="0cm" style:punctuation-wrap="simple" style:writing-mode="lr-tb" style:font-independent-line-spacing="true">
        <style:tab-stops>
          <style:tab-stop style:position="0cm"/>
        </style:tab-stops>
      </style:paragraph-properties>
      <style:text-properties fo:font-size="11pt" fo:font-weight="bold" style:font-size-asian="11pt" style:font-weight-asian="bold" style:font-size-complex="11pt" style:font-weight-complex="bold" fo:hyphenate="false"/>
    </style:style>
    <style:style style:name="P4" style:family="paragraph">
      <loext:graphic-properties draw:fill="solid" draw:fill-color="#d4edfb" draw:opacity="100%"/>
      <style:paragraph-properties fo:text-align="center"/>
    </style:style>
    <style:style style:name="P5" style:family="paragraph">
      <style:paragraph-properties fo:margin-left="0cm" fo:margin-right="0cm" fo:margin-top="0.494cm" fo:margin-bottom="0cm" fo:line-height="100%" fo:text-align="center" fo:text-indent="0cm" style:punctuation-wrap="simple" style:writing-mode="lr-tb">
        <style:tab-stops>
          <style:tab-stop style:position="0cm"/>
        </style:tab-stops>
      </style:paragraph-properties>
      <style:text-properties fo:color="#3465a4" loext:opacity="100%" fo:font-size="12pt" fo:font-weight="normal" style:font-size-asian="12pt" style:font-weight-asian="normal" style:font-size-complex="12pt" style:font-weight-complex="normal" fo:hyphenate="false"/>
    </style:style>
    <style:style style:name="P6" style:family="paragraph">
      <loext:graphic-properties draw:fill="none"/>
      <style:paragraph-properties fo:margin-left="0cm" fo:margin-right="0cm" fo:margin-top="0.494cm" fo:margin-bottom="0cm" fo:line-height="100%" fo:text-align="center" fo:text-indent="0cm" style:punctuation-wrap="simple" style:writing-mode="lr-tb" style:font-independent-line-spacing="true">
        <style:tab-stops>
          <style:tab-stop style:position="0cm"/>
        </style:tab-stops>
      </style:paragraph-properties>
      <style:text-properties fo:color="#3465a4" loext:opacity="100%" fo:font-size="12pt" fo:font-weight="normal" style:font-size-asian="12pt" style:font-weight-asian="normal" style:font-size-complex="12pt" style:font-weight-complex="normal" fo:hyphenate="false"/>
    </style:style>
    <style:style style:name="P7" style:family="paragraph">
      <style:paragraph-properties fo:text-align="center"/>
      <style:text-properties fo:font-weight="bold"/>
    </style:style>
    <style:style style:name="P8" style:family="paragraph">
      <style:paragraph-properties fo:margin-left="0cm" fo:margin-right="0cm" fo:margin-top="0.494cm" fo:margin-bottom="0cm" fo:line-height="100%" fo:text-align="start" fo:text-indent="0cm" style:punctuation-wrap="simple" style:writing-mode="lr-tb">
        <style:tab-stops>
          <style:tab-stop style:position="0cm"/>
        </style:tab-stops>
      </style:paragraph-properties>
      <style:text-properties fo:font-size="14pt" fo:hyphenate="false"/>
    </style:style>
    <style:style style:name="P9" style:family="paragraph">
      <loext:graphic-properties draw:fill="none"/>
      <style:paragraph-properties fo:margin-left="0cm" fo:margin-right="0cm" fo:margin-top="0.494cm" fo:margin-bottom="0cm" fo:line-height="100%" fo:text-align="start" fo:text-indent="0cm" style:punctuation-wrap="simple" style:writing-mode="lr-tb" style:font-independent-line-spacing="true">
        <style:tab-stops>
          <style:tab-stop style:position="0cm"/>
        </style:tab-stops>
      </style:paragraph-properties>
      <style:text-properties fo:font-size="14pt" fo:hyphenate="false"/>
    </style:style>
    <style:style style:name="P10" style:family="paragraph">
      <loext:graphic-properties draw:fill="none"/>
      <style:paragraph-properties fo:text-align="center"/>
    </style:style>
    <style:style style:name="P11" style:family="paragraph">
      <style:paragraph-properties fo:margin-left="0cm" fo:margin-right="0cm" fo:margin-top="0.494cm" fo:margin-bottom="0cm" fo:line-height="100%" fo:text-align="start" fo:text-indent="0cm" style:punctuation-wrap="simple" style:writing-mode="lr-tb">
        <style:tab-stops>
          <style:tab-stop style:position="0cm"/>
        </style:tab-stops>
      </style:paragraph-properties>
      <style:text-properties fo:color="#3465a4" loext:opacity="100%" fo:font-size="14pt" fo:font-weight="bold" style:font-weight-asian="bold" style:font-weight-complex="bold" fo:hyphenate="false"/>
    </style:style>
    <style:style style:name="P12" style:family="paragraph">
      <loext:graphic-properties draw:fill="none"/>
      <style:paragraph-properties fo:margin-left="0cm" fo:margin-right="0cm" fo:margin-top="0.494cm" fo:margin-bottom="0cm" fo:line-height="100%" fo:text-align="start" fo:text-indent="0cm" style:punctuation-wrap="simple" style:writing-mode="lr-tb" style:font-independent-line-spacing="true">
        <style:tab-stops>
          <style:tab-stop style:position="0cm"/>
        </style:tab-stops>
      </style:paragraph-properties>
      <style:text-properties fo:color="#3465a4" loext:opacity="100%" fo:font-size="14pt" fo:font-weight="bold" style:font-weight-asian="bold" style:font-weight-complex="bold" fo:hyphenate="false"/>
    </style:style>
    <style:style style:name="P13" style:family="paragraph">
      <loext:graphic-properties draw:fill="solid" draw:fill-color="#326de6"/>
      <style:paragraph-properties fo:text-align="center" style:font-independent-line-spacing="true"/>
      <style:text-properties fo:font-size="36pt"/>
    </style:style>
    <style:style style:name="P14"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36pt" fo:font-weight="bold" style:font-weight-asian="bold" style:font-weight-complex="bold" fo:hyphenate="false"/>
    </style:style>
    <style:style style:name="P15" style:family="paragraph">
      <loext:graphic-properties draw:fill="solid" draw:fill-color="#326de6"/>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36pt" fo:font-weight="bold" style:font-weight-asian="bold" style:font-weight-complex="bold" fo:hyphenate="false"/>
    </style:style>
    <style:style style:name="P16" style:family="paragraph">
      <style:paragraph-properties fo:margin-left="0cm" fo:margin-right="0cm" fo:margin-top="0.494cm" fo:margin-bottom="0cm" fo:line-height="100%" fo:text-align="center" fo:text-indent="0cm" style:punctuation-wrap="simple" style:writing-mode="lr-tb">
        <style:tab-stops>
          <style:tab-stop style:position="0cm"/>
        </style:tab-stops>
      </style:paragraph-properties>
      <style:text-properties fo:font-size="14pt" fo:hyphenate="false"/>
    </style:style>
    <style:style style:name="P17" style:family="paragraph">
      <loext:graphic-properties draw:fill="none"/>
      <style:paragraph-properties fo:margin-left="0cm" fo:margin-right="0cm" fo:margin-top="0.494cm" fo:margin-bottom="0cm" fo:line-height="100%" fo:text-align="center" fo:text-indent="0cm" style:punctuation-wrap="simple" style:writing-mode="lr-tb" style:font-independent-line-spacing="true">
        <style:tab-stops>
          <style:tab-stop style:position="0cm"/>
        </style:tab-stops>
      </style:paragraph-properties>
      <style:text-properties fo:font-size="14pt" fo:hyphenate="false"/>
    </style:style>
    <style:style style:name="P18" style:family="paragraph">
      <style:paragraph-properties fo:margin-left="0cm" fo:margin-right="0cm" fo:margin-top="0.494cm" fo:margin-bottom="0cm" fo:line-height="100%" fo:text-align="center" fo:text-indent="0cm" style:punctuation-wrap="simple" style:writing-mode="lr-tb">
        <style:tab-stops>
          <style:tab-stop style:position="0cm"/>
        </style:tab-stops>
      </style:paragraph-properties>
      <style:text-properties fo:color="#597fa7" loext:opacity="100%" fo:font-size="14pt" fo:font-weight="bold" style:font-size-asian="14pt" style:font-weight-asian="bold" style:font-size-complex="14pt" style:font-weight-complex="bold" fo:hyphenate="false"/>
    </style:style>
    <style:style style:name="P19" style:family="paragraph">
      <loext:graphic-properties draw:fill="none" draw:fill-color="#fafafa"/>
      <style:paragraph-properties fo:margin-left="0cm" fo:margin-right="0cm" fo:margin-top="0.494cm" fo:margin-bottom="0cm" fo:line-height="100%" fo:text-align="center" fo:text-indent="0cm" style:punctuation-wrap="simple" style:writing-mode="lr-tb" style:font-independent-line-spacing="true">
        <style:tab-stops>
          <style:tab-stop style:position="0cm"/>
        </style:tab-stops>
      </style:paragraph-properties>
      <style:text-properties fo:color="#597fa7" loext:opacity="100%" fo:font-size="14pt" fo:font-weight="bold" style:font-size-asian="14pt" style:font-weight-asian="bold" style:font-size-complex="14pt" style:font-weight-complex="bold" fo:hyphenate="false"/>
    </style:style>
    <style:style style:name="P20" style:family="paragraph">
      <loext:graphic-properties draw:fill="solid" draw:fill-color="#326ce5"/>
      <style:paragraph-properties fo:text-align="center" style:font-independent-line-spacing="true"/>
      <style:text-properties fo:font-size="36pt"/>
    </style:style>
    <style:style style:name="P21" style:family="paragraph">
      <style:paragraph-properties fo:margin-left="0cm" fo:margin-right="0cm" fo:margin-top="0.494cm" fo:margin-bottom="0cm" fo:line-height="100%" fo:text-align="center" fo:text-indent="0cm" style:punctuation-wrap="simple" style:writing-mode="lr-tb">
        <style:tab-stops>
          <style:tab-stop style:position="0cm"/>
        </style:tab-stops>
      </style:paragraph-properties>
      <style:text-properties style:font-name="Arial1" fo:font-size="12pt" fo:font-weight="bold" style:font-size-asian="12pt" style:font-weight-asian="bold" style:font-size-complex="12pt" style:font-weight-complex="bold" fo:hyphenate="false"/>
    </style:style>
    <style:style style:name="P22" style:family="paragraph">
      <loext:graphic-properties draw:fill="none"/>
      <style:paragraph-properties fo:margin-left="0cm" fo:margin-right="0cm" fo:margin-top="0.494cm" fo:margin-bottom="0cm" fo:line-height="100%" fo:text-align="center" fo:text-indent="0cm" style:punctuation-wrap="simple" style:writing-mode="lr-tb" style:font-independent-line-spacing="true">
        <style:tab-stops>
          <style:tab-stop style:position="0cm"/>
        </style:tab-stops>
      </style:paragraph-properties>
      <style:text-properties style:font-name="Arial1" fo:font-size="12pt" fo:font-weight="bold" style:font-size-asian="12pt" style:font-weight-asian="bold" style:font-size-complex="12pt" style:font-weight-complex="bold" fo:hyphenate="false"/>
    </style:style>
    <style:style style:name="P23" style:family="paragraph">
      <loext:graphic-properties draw:fill="none"/>
      <style:paragraph-properties fo:text-align="center" style:font-independent-line-spacing="true"/>
      <style:text-properties fo:font-size="36pt"/>
    </style:style>
    <style:style style:name="P24" style:family="paragraph">
      <style:paragraph-properties fo:margin-left="0cm" fo:margin-right="0cm" fo:margin-top="0.494cm" fo:margin-bottom="0cm" fo:line-height="100%" fo:text-align="start" fo:text-indent="0cm" style:punctuation-wrap="simple" style:writing-mode="lr-tb">
        <style:tab-stops>
          <style:tab-stop style:position="0cm"/>
        </style:tab-stops>
      </style:paragraph-properties>
      <style:text-properties style:font-name="Arial1" fo:font-size="36pt" fo:hyphenate="false"/>
    </style:style>
    <style:style style:name="P25" style:family="paragraph">
      <loext:graphic-properties draw:fill="none"/>
      <style:paragraph-properties fo:margin-left="0cm" fo:margin-right="0cm" fo:margin-top="0.494cm" fo:margin-bottom="0cm" fo:line-height="100%" fo:text-align="start" fo:text-indent="0cm" style:punctuation-wrap="simple" style:writing-mode="lr-tb" style:font-independent-line-spacing="true">
        <style:tab-stops>
          <style:tab-stop style:position="0cm"/>
        </style:tab-stops>
      </style:paragraph-properties>
      <style:text-properties style:font-name="Arial1" fo:font-size="36pt" fo:hyphenate="false"/>
    </style:style>
    <style:style style:name="P26" style:family="paragraph">
      <loext:graphic-properties draw:fill="none"/>
      <style:paragraph-properties fo:margin-left="0cm" fo:margin-right="0cm" fo:margin-top="0.494cm" fo:margin-bottom="0cm" fo:line-height="100%" fo:text-align="start" fo:text-indent="0cm" style:punctuation-wrap="simple" style:writing-mode="lr-tb" style:font-independent-line-spacing="true">
        <style:tab-stops>
          <style:tab-stop style:position="0cm"/>
        </style:tab-stops>
      </style:paragraph-properties>
      <style:text-properties fo:font-size="36pt" fo:hyphenate="false"/>
    </style:style>
    <style:style style:name="P27" style:family="paragraph">
      <style:paragraph-properties fo:text-align="center" style:writing-mode="lr-tb"/>
      <style:text-properties fo:color="#ffffff" loext:opacity="100%" style:font-name="Arial" fo:font-size="20pt" fo:font-weight="bold" style:font-size-asian="20pt" style:font-weight-asian="bold" style:font-size-complex="20pt" style:font-weight-complex="bold"/>
    </style:style>
    <style:style style:name="P28" style:family="paragraph">
      <loext:graphic-properties draw:fill="solid" draw:fill-color="#326ce5" draw:opacity="100%"/>
      <style:paragraph-properties fo:text-align="center" style:writing-mode="lr-tb"/>
      <style:text-properties fo:color="#ffffff" loext:opacity="100%" style:font-name="Arial" fo:font-size="20pt" fo:font-weight="bold" style:font-size-asian="20pt" style:font-weight-asian="bold" style:font-size-complex="20pt" style:font-weight-complex="bold"/>
    </style:style>
    <style:style style:name="P29"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style:font-name="Arial1" fo:hyphenate="false"/>
    </style:style>
    <style:style style:name="P30" style:family="paragraph">
      <loext:graphic-properties draw:fill-color="#326ce5"/>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style:font-name="Arial1" fo:font-size="18pt" fo:hyphenate="false"/>
    </style:style>
    <style:style style:name="T1" style:family="text">
      <style:text-properties fo:font-variant="normal" fo:text-transform="none" fo:color="#ffffff" loext:opacity="100%" style:text-line-through-style="none" style:text-line-through-type="none" style:text-position="0% 100%" style:font-name="DIN Alternate Bold" fo:font-size="11pt" fo:letter-spacing="0.005cm" fo:font-style="normal" style:text-underline-style="none" fo:font-weight="bold" style:font-name-asian="DIN Alternate Bold" style:font-size-asian="11pt" style:font-style-asian="normal" style:font-weight-asian="bold" style:font-name-complex="DIN Alternate Bold" style:font-size-complex="11pt" style:font-style-complex="normal" style:font-weight-complex="bold"/>
    </style:style>
    <style:style style:name="T2" style:family="text">
      <style:text-properties fo:font-variant="normal" fo:text-transform="none" fo:color="#3465a4" loext:opacity="100%" style:text-line-through-style="none" style:text-line-through-type="none" style:text-position="0% 100%" style:font-name="DIN Alternate Bold" fo:font-size="12pt" fo:letter-spacing="0.005cm" fo:font-style="normal" style:text-underline-style="none" fo:font-weight="bold" style:font-name-asian="DIN Alternate Bold" style:font-size-asian="12pt" style:font-style-asian="normal" style:font-weight-asian="bold" style:font-name-complex="DIN Alternate Bold" style:font-size-complex="12pt" style:font-style-complex="normal" style:font-weight-complex="bold"/>
    </style:style>
    <style:style style:name="T3" style:family="text">
      <style:text-properties fo:font-variant="normal" fo:text-transform="none" fo:color="#092257" loext:opacity="100%" style:text-line-through-style="none" style:text-line-through-type="none" style:text-position="0% 100%" style:font-name="DIN Alternate Bold" fo:font-size="14pt" fo:letter-spacing="0.005cm" fo:font-style="normal" style:text-underline-style="none" fo:font-weight="normal" style:font-name-asian="DIN Alternate Bold" style:font-size-asian="14pt" style:font-style-asian="normal" style:font-weight-asian="normal" style:font-name-complex="DIN Alternate Bold" style:font-size-complex="14pt" style:font-style-complex="normal" style:font-weight-complex="normal"/>
    </style:style>
    <style:style style:name="T4" style:family="text">
      <style:text-properties fo:font-variant="normal" fo:text-transform="none" fo:color="#3465a4" loext:opacity="100%" style:text-line-through-style="none" style:text-line-through-type="none" style:text-position="0% 100%" style:font-name="DIN Alternate Bold" fo:font-size="14pt" fo:letter-spacing="0.005cm" fo:font-style="normal" style:text-underline-style="none" fo:font-weight="bold" style:font-name-asian="DIN Alternate Bold" style:font-size-asian="14pt" style:font-style-asian="normal" style:font-weight-asian="bold" style:font-name-complex="DIN Alternate Bold" style:font-size-complex="14pt" style:font-style-complex="normal" style:font-weight-complex="bold"/>
    </style:style>
    <style:style style:name="T5" style:family="text">
      <style:text-properties fo:font-variant="normal" fo:text-transform="none" fo:color="#ffffff" loext:opacity="100%" style:text-line-through-style="none" style:text-line-through-type="none" style:text-position="0% 100%" style:font-name="DIN Alternate Bold" fo:font-size="17pt" fo:letter-spacing="normal" fo:font-style="normal" style:text-underline-style="none" fo:font-weight="bold" style:font-name-asian="DIN Alternate Bold" style:font-size-asian="17pt" style:font-style-asian="normal" style:font-weight-asian="bold" style:font-name-complex="DIN Alternate Bold" style:font-size-complex="17pt" style:font-style-complex="normal" style:font-weight-complex="bold"/>
    </style:style>
    <style:style style:name="T6" style:family="text">
      <style:text-properties fo:font-variant="normal" fo:text-transform="none" fo:color="#597fa7" loext:opacity="100%" style:text-line-through-style="none" style:text-line-through-type="none" style:text-position="0% 100%" style:font-name="DIN Alternate Bold" fo:font-size="14pt" fo:letter-spacing="0.005cm" fo:font-style="normal" style:text-underline-style="none" fo:font-weight="bold" style:font-name-asian="DIN Alternate Bold" style:font-size-asian="14pt" style:font-style-asian="normal" style:font-weight-asian="bold" style:font-name-complex="DIN Alternate Bold" style:font-size-complex="14pt" style:font-style-complex="normal" style:font-weight-complex="bold"/>
    </style:style>
    <style:style style:name="T7" style:family="text">
      <style:text-properties fo:font-variant="normal" fo:text-transform="none" fo:color="#ffffff" loext:opacity="100%" style:text-line-through-style="none" style:text-line-through-type="none" style:text-position="0% 100%" style:font-name="Arial1" fo:font-size="12pt" fo:letter-spacing="0.005cm" fo:font-style="normal" style:text-underline-style="none" fo:font-weight="bold" style:font-name-asian="DIN Alternate Bold" style:font-size-asian="12pt" style:font-style-asian="normal" style:font-weight-asian="bold" style:font-name-complex="DIN Alternate Bold" style:font-size-complex="12pt" style:font-style-complex="normal" style:font-weight-complex="bold"/>
    </style:style>
    <style:style style:name="T8" style:family="text">
      <style:text-properties fo:font-variant="normal" fo:text-transform="none" fo:color="#092257" loext:opacity="100%" style:text-line-through-style="none" style:text-line-through-type="none" style:text-position="0% 100%" style:font-name="Arial1" fo:font-size="13pt" fo:letter-spacing="0.005cm" fo:font-style="normal" style:text-underline-style="none" fo:font-weight="normal" style:font-name-asian="DIN Alternate Bold" style:font-size-asian="13pt" style:font-style-asian="normal" style:font-weight-asian="normal" style:font-name-complex="DIN Alternate Bold" style:font-size-complex="13pt" style:font-style-complex="normal" style:font-weight-complex="normal"/>
    </style:style>
    <style:style style:name="T9" style:family="text">
      <style:text-properties fo:color="#ffffff" loext:opacity="100%" style:font-name="Arial" fo:font-size="20pt" fo:font-weight="bold" style:font-size-asian="20pt" style:font-weight-asian="bold" style:font-size-complex="20pt" style:font-weight-complex="bold"/>
    </style:style>
    <style:style style:name="T10" style:family="text">
      <style:text-properties fo:font-variant="normal" fo:text-transform="none" fo:color="#ffffff" loext:opacity="100%" style:text-line-through-style="none" style:text-line-through-type="none" style:text-position="0% 100%" style:font-name="Arial1" fo:font-size="15pt" fo:letter-spacing="normal" fo:font-style="normal" style:text-underline-style="none" fo:font-weight="bold" style:font-name-asian="DIN Alternate Bold" style:font-size-asian="15pt" style:font-style-asian="normal" style:font-weight-asian="bold" style:font-name-complex="DIN Alternate Bold" style:font-size-complex="15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9225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1" draw:layer="layout" svg:width="22.86cm" svg:height="18.68cm" svg:x="2.152cm" svg:y="1.027cm">
          <text:p/>
          <draw:enhanced-geometry svg:viewBox="0 0 21600 21600" draw:type="rectangle" draw:enhanced-path="M 0 0 L 21600 0 21600 21600 0 21600 0 0 Z N"/>
        </draw:custom-shape>
        <draw:custom-shape draw:name="DB Pod N_7" draw:style-name="gr2" draw:text-style-name="P3" draw:layer="layout" svg:width="2.361cm" svg:height="0.749cm" svg:x="19.58cm" svg:y="8.185cm">
          <text:p text:style-name="P2"><text:span text:style-name="T1">DB Pod </text:span><text:span text:style-name="T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4" draw:layer="layout" svg:width="15.03cm" svg:height="8.344cm" svg:x="6.851cm" svg:y="5.748cm">
          <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DB Pod 1_6" draw:style-name="gr4" draw:text-style-name="P6" draw:layer="layout" svg:width="2.488cm" svg:height="0.787cm" svg:x="7.463cm" svg:y="11.149cm">
          <text:p text:style-name="P5"><text:span text:style-name="T2">DB 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B Pod 2_5" draw:style-name="gr5" draw:text-style-name="P6" draw:layer="layout" svg:width="2.488cm" svg:height="0.791cm" svg:x="11.749cm" svg:y="11.147cm">
          <text:p text:style-name="P5"><text:span text:style-name="T2">DB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B Pod N_8" draw:style-name="gr6" draw:text-style-name="P6" draw:layer="layout" svg:width="2.547cm" svg:height="0.791cm" svg:x="18.357cm" svg:y="11.147cm">
          <text:p text:style-name="P5"><text:span text:style-name="T2">DB Pod 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 draw:text-style-name="P7" draw:layer="layout" svg:x1="19.638cm" svg:y1="2.669cm" svg:x2="9.301cm" svg:y2="2.721cm">
          <text:p/>
        </draw:line>
        <draw:custom-shape draw:name="Kubernetes API_5" draw:style-name="gr8" draw:text-style-name="P9" draw:layer="layout" svg:width="4.093cm" svg:height="0.872cm" svg:x="6.36cm" svg:y="3.914cm">
          <text:p text:style-name="P8"><text:span text:style-name="T3">K</text:span><text:span text:style-name="T3">u</text:span><text:span text:style-name="T3">b</text:span><text:span text:style-name="T3">e</text:span><text:span text:style-name="T3">r</text:span><text:span text:style-name="T3">n</text:span><text:span text:style-name="T3">e</text:span><text:span text:style-name="T3">t</text:span><text:span text:style-name="T3">e</text:span><text:span text:style-name="T3">s</text:span><text:span text:style-name="T3"> </text:span><text:span text:style-name="T3">A</text:span><text:span text:style-name="T3">P</text:span><text:span text:style-name="T3">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 draw:text-style-name="P7" draw:layer="layout" svg:x1="19.63cm" svg:y1="2.678cm" svg:x2="19.63cm" svg:y2="5.224cm">
          <text:p/>
        </draw:line>
        <draw:line draw:style-name="gr9" draw:text-style-name="P7" draw:layer="layout" svg:x1="5.25cm" svg:y1="2.754cm" svg:x2="5.25cm" svg:y2="15.454cm">
          <text:p/>
        </draw:line>
        <draw:line draw:style-name="gr7" draw:text-style-name="P7" draw:layer="layout" svg:x1="5.238cm" svg:y1="2.762cm" svg:x2="6.508cm" svg:y2="2.762cm">
          <text:p/>
        </draw:line>
        <draw:line draw:style-name="gr7" draw:text-style-name="P7" draw:layer="layout" svg:x1="5.25cm" svg:y1="10.362cm" svg:x2="6.52cm" svg:y2="10.362cm">
          <text:p/>
        </draw:line>
        <draw:line draw:style-name="gr7" draw:text-style-name="P7" draw:layer="layout" svg:x1="5.25cm" svg:y1="15.446cm" svg:x2="6.52cm" svg:y2="15.446cm">
          <text:p/>
        </draw:line>
        <draw:frame draw:style-name="gr10" draw:text-style-name="P10" draw:layer="layout" svg:width="1.984cm" svg:height="1.925cm" svg:x="6.983cm" svg:y="1.707cm">
          <draw:image xlink:href="Pictures/10000E5400000707000006D216741E64C7875B85.svg" xlink:type="simple" xlink:show="embed" xlink:actuate="onLoad" draw:mime-type="image/svg+xml">
            <text:p/>
          </draw:image>
          <draw:image xlink:href="Pictures/1000000100000044000000428D9AC66DD0EAB3C3.png" xlink:type="simple" xlink:show="embed" xlink:actuate="onLoad" draw:mime-type="image/png"/>
        </draw:frame>
        <draw:custom-shape draw:name="Operator_7" draw:style-name="gr11" draw:text-style-name="P12" draw:layer="layout" svg:width="2.826cm" svg:height="0.876cm" svg:x="18.211cm" svg:y="7.824cm">
          <text:p text:style-name="P11"><text:span text:style-name="T4">Ope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2" draw:text-style-name="P10" draw:layer="layout" svg:x1="6.902cm" svg:y1="8.954cm" svg:x2="21.831cm" svg:y2="8.95cm">
          <text:p/>
        </draw:line>
        <draw:line draw:style-name="gr12" draw:text-style-name="P10" draw:layer="layout" svg:x1="6.91cm" svg:y1="12.144cm" svg:x2="21.831cm" svg:y2="12.146cm">
          <text:p/>
        </draw:line>
        <draw:frame draw:style-name="gr10" draw:text-style-name="P10" draw:layer="layout" svg:width="1.803cm" svg:height="1.749cm" svg:x="18.727cm" svg:y="6.148cm">
          <draw:image xlink:href="Pictures/10001D1E0000070C000006D6CD9868CFA8BAAACF.svg" xlink:type="simple" xlink:show="embed" xlink:actuate="onLoad" draw:mime-type="image/svg+xml">
            <text:p/>
          </draw:image>
          <draw:image xlink:href="Pictures/1000000100000044000000426D9A5E9DA7078480.png" xlink:type="simple" xlink:show="embed" xlink:actuate="onLoad" draw:mime-type="image/png"/>
        </draw:frame>
        <draw:frame draw:style-name="gr10" draw:text-style-name="P10" draw:layer="layout" svg:width="1.803cm" svg:height="1.749cm" svg:x="7.748cm" svg:y="9.3cm">
          <draw:image xlink:href="Pictures/100017270000070C000006D68F3A8BD1AAF21ECD.svg" xlink:type="simple" xlink:show="embed" xlink:actuate="onLoad" draw:mime-type="image/svg+xml">
            <text:p/>
          </draw:image>
          <draw:image xlink:href="Pictures/10000001000000440000004271D0A47FAB1E1849.png" xlink:type="simple" xlink:show="embed" xlink:actuate="onLoad" draw:mime-type="image/png"/>
        </draw:frame>
        <draw:frame draw:style-name="gr10" draw:text-style-name="P10" draw:layer="layout" svg:width="1.803cm" svg:height="1.749cm" svg:x="12.049cm" svg:y="9.301cm">
          <draw:image xlink:href="Pictures/100017270000070C000006D68F3A8BD1AAF21ECD.svg" xlink:type="simple" xlink:show="embed" xlink:actuate="onLoad" draw:mime-type="image/svg+xml">
            <text:p/>
          </draw:image>
          <draw:image xlink:href="Pictures/10000001000000440000004271D0A47FAB1E1849.png" xlink:type="simple" xlink:show="embed" xlink:actuate="onLoad" draw:mime-type="image/png"/>
        </draw:frame>
        <draw:frame draw:style-name="gr10" draw:text-style-name="P10" draw:layer="layout" svg:width="1.803cm" svg:height="1.749cm" svg:x="18.749cm" svg:y="9.301cm">
          <draw:image xlink:href="Pictures/100017270000070C000006D68F3A8BD1AAF21ECD.svg" xlink:type="simple" xlink:show="embed" xlink:actuate="onLoad" draw:mime-type="image/svg+xml">
            <text:p/>
          </draw:image>
          <draw:image xlink:href="Pictures/10000001000000440000004271D0A47FAB1E1849.png" xlink:type="simple" xlink:show="embed" xlink:actuate="onLoad" draw:mime-type="image/png"/>
        </draw:frame>
        <draw:g draw:name="Группа_0">
          <draw:custom-shape draw:name="Треугольник_0" draw:style-name="gr13" draw:text-style-name="P13" draw:layer="layout" svg:width="1.09cm" svg:height="0.923cm" svg:x="6.772cm" svg:y="14.724cm">
            <text:p/>
            <draw:enhanced-geometry draw:mirror-horizontal="false" draw:mirror-vertical="false" svg:viewBox="0 0 0 0" drawooo:sub-view-size="21600 21600" draw:text-areas="0 0 ?f2 ?f3" draw:type="ooxml-non-primitive" draw:enhanced-path="M 21600 21600 L 21600 0 0 0 Z N">
              <draw:equation draw:name="f0" draw:formula="logwidth/2"/>
              <draw:equation draw:name="f1" draw:formula="logheight/2"/>
              <draw:equation draw:name="f2" draw:formula="logwidth"/>
              <draw:equation draw:name="f3" draw:formula="logheight"/>
            </draw:enhanced-geometry>
          </draw:custom-shape>
          <draw:custom-shape draw:name="CSI_0" draw:style-name="gr14" draw:text-style-name="P15" draw:layer="layout" svg:width="13.018cm" svg:height="0.923cm" svg:x="7.854cm" svg:y="14.724cm">
            <text:p text:style-name="P14"><text:span text:style-name="T5">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Треугольник_1" draw:style-name="gr13" draw:text-style-name="P13" draw:layer="layout" svg:width="1.09cm" svg:height="0.923cm" svg:x="20.852cm" svg:y="14.724cm">
            <text:p/>
            <draw:enhanced-geometry draw:mirror-horizontal="true" draw:mirror-vertical="false" svg:viewBox="0 0 0 0" drawooo:sub-view-size="21600 21600" draw:text-areas="0 0 ?f2 ?f3" draw:type="ooxml-non-primitive" draw:enhanced-path="M 21600 21600 L 21600 0 0 0 Z N">
              <draw:equation draw:name="f0" draw:formula="logwidth/2"/>
              <draw:equation draw:name="f1" draw:formula="logheight/2"/>
              <draw:equation draw:name="f2" draw:formula="logwidth"/>
              <draw:equation draw:name="f3" draw:formula="logheight"/>
            </draw:enhanced-geometry>
          </draw:custom-shape>
        </draw:g>
        <draw:custom-shape draw:name="Storage Area Network_0" draw:style-name="gr15" draw:text-style-name="P17" draw:layer="layout" svg:width="4.684cm" svg:height="2.056cm" svg:x="12.019cm" svg:y="17.159cm">
          <text:p text:style-name="P16"><text:span text:style-name="T3">Storage</text:span><text:span text:style-name="T3"><text:line-break/></text:span><text:span text:style-name="T3">Area </text:span><text:span text:style-name="T3"><text:line-break/></text:span><text:span text:style-name="T3">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Группа_1">
          <draw:custom-shape draw:name="Кружок_0" draw:style-name="gr16" draw:text-style-name="P13" draw:layer="layout" svg:width="0.175cm" svg:height="0.175cm" svg:x="18.313cm" svg:y="18.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Кружок_1" draw:style-name="gr16" draw:text-style-name="P13" draw:layer="layout" svg:width="0.175cm" svg:height="0.175cm" svg:x="18.622cm" svg:y="18.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Кружок_2" draw:style-name="gr16" draw:text-style-name="P13" draw:layer="layout" svg:width="0.175cm" svg:height="0.175cm" svg:x="18.93cm" svg:y="18.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style-name="gr17" draw:text-style-name="P7" draw:layer="layout" svg:x1="8.462cm" svg:y1="15.867cm" svg:x2="8.462cm" svg:y2="17.137cm">
          <text:p/>
        </draw:line>
        <draw:line draw:style-name="gr17" draw:text-style-name="P7" draw:layer="layout" svg:x1="11.737cm" svg:y1="15.839cm" svg:x2="11.737cm" svg:y2="17.109cm">
          <text:p/>
        </draw:line>
        <draw:line draw:style-name="gr17" draw:text-style-name="P7" draw:layer="layout" svg:x1="17.051cm" svg:y1="15.867cm" svg:x2="17.051cm" svg:y2="17.137cm">
          <text:p/>
        </draw:line>
        <draw:line draw:style-name="gr17" draw:text-style-name="P7" draw:layer="layout" svg:x1="20.315cm" svg:y1="15.84cm" svg:x2="20.315cm" svg:y2="17.11cm">
          <text:p/>
        </draw:line>
        <draw:frame draw:style-name="gr10" draw:text-style-name="P10" draw:layer="layout" svg:width="1.803cm" svg:height="1.749cm" svg:x="7.594cm" svg:y="17.337cm">
          <draw:image xlink:href="Pictures/100018D20000070C000006D6E9388AA0F524B0E4.svg" xlink:type="simple" xlink:show="embed" xlink:actuate="onLoad" draw:mime-type="image/svg+xml">
            <text:p/>
          </draw:image>
          <draw:image xlink:href="Pictures/100000010000004400000042B526B546362CC19F.png" xlink:type="simple" xlink:show="embed" xlink:actuate="onLoad" draw:mime-type="image/png"/>
        </draw:frame>
        <draw:frame draw:style-name="gr10" draw:text-style-name="P10" draw:layer="layout" svg:width="1.803cm" svg:height="1.749cm" svg:x="10.795cm" svg:y="17.338cm">
          <draw:image xlink:href="Pictures/100018D20000070C000006D6E9388AA0F524B0E4.svg" xlink:type="simple" xlink:show="embed" xlink:actuate="onLoad" draw:mime-type="image/svg+xml">
            <text:p/>
          </draw:image>
          <draw:image xlink:href="Pictures/100000010000004400000042B526B546362CC19F.png" xlink:type="simple" xlink:show="embed" xlink:actuate="onLoad" draw:mime-type="image/png"/>
        </draw:frame>
        <draw:frame draw:style-name="gr10" draw:text-style-name="P10" draw:layer="layout" svg:width="1.803cm" svg:height="1.749cm" svg:x="16.143cm" svg:y="17.338cm">
          <draw:image xlink:href="Pictures/100018D20000070C000006D6E9388AA0F524B0E4.svg" xlink:type="simple" xlink:show="embed" xlink:actuate="onLoad" draw:mime-type="image/svg+xml">
            <text:p/>
          </draw:image>
          <draw:image xlink:href="Pictures/100000010000004400000042B526B546362CC19F.png" xlink:type="simple" xlink:show="embed" xlink:actuate="onLoad" draw:mime-type="image/png"/>
        </draw:frame>
        <draw:frame draw:style-name="gr10" draw:text-style-name="P10" draw:layer="layout" svg:width="1.803cm" svg:height="1.749cm" svg:x="19.443cm" svg:y="17.338cm">
          <draw:image xlink:href="Pictures/100018D20000070C000006D6E9388AA0F524B0E4.svg" xlink:type="simple" xlink:show="embed" xlink:actuate="onLoad" draw:mime-type="image/svg+xml">
            <text:p/>
          </draw:image>
          <draw:image xlink:href="Pictures/100000010000004400000042B526B546362CC19F.png" xlink:type="simple" xlink:show="embed" xlink:actuate="onLoad" draw:mime-type="image/png"/>
        </draw:frame>
        <draw:g draw:name="Группа_9">
          <draw:custom-shape draw:name="Кружок_39" draw:style-name="gr16" draw:text-style-name="P13" draw:layer="layout" svg:width="0.175cm" svg:height="0.175cm" svg:x="15.865cm" svg:y="10.2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Кружок_40" draw:style-name="gr16" draw:text-style-name="P13" draw:layer="layout" svg:width="0.175cm" svg:height="0.175cm" svg:x="16.174cm" svg:y="10.2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Кружок_41" draw:style-name="gr16" draw:text-style-name="P13" draw:layer="layout" svg:width="0.175cm" svg:height="0.175cm" svg:x="16.482cm" svg:y="10.2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Storage Area Network_16" draw:style-name="gr18" draw:text-style-name="P19" draw:layer="layout" svg:width="10.033cm" svg:height="1.458cm" svg:x="9.32cm" svg:y="12.318cm">
          <text:p text:style-name="P18"><text:span text:style-name="T6">Percona Server for MySQL Namespace (mysq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
      <draw:page draw:name="page2" draw:style-name="dp1" draw:master-page-name="Обычный">
        <draw:custom-shape draw:style-name="gr19" draw:text-style-name="P1" draw:layer="layout" svg:width="22.86cm" svg:height="14.097cm" svg:x="2.152cm" svg:y="3.413cm">
          <text:p/>
          <draw:enhanced-geometry svg:viewBox="0 0 21600 21600" draw:type="rectangle" draw:enhanced-path="M 0 0 L 21600 0 21600 21600 0 21600 0 0 Z N"/>
        </draw:custom-shape>
        <draw:custom-shape draw:style-name="gr20" draw:text-style-name="P4" draw:layer="layout" svg:width="15.24cm" svg:height="9.525cm" svg:x="5.764cm" svg:y="7.396cm">
          <text:p/>
          <draw:enhanced-geometry svg:viewBox="0 0 21600 21600" draw:mirror-horizontal="false" draw:mirror-vertical="false" draw:path-stretchpoint-x="10800" draw:path-stretchpoint-y="10800" draw:text-areas="?f3 ?f4 ?f5 ?f6" draw:type="round-rectangle" draw:modifiers="1088.389670375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6" draw:style-name="gr21" draw:text-style-name="P20" draw:layer="layout" svg:width="2.664cm" svg:height="3.88cm" svg:x="7.604cm" svg:y="12.23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2" draw:style-name="gr22" draw:text-style-name="P22" draw:layer="layout" svg:width="2.2cm" svg:height="0.787cm" svg:x="7.835cm" svg:y="12.457cm">
          <text:p text:style-name="P21"><text:span text:style-name="T7">DB </text:span><text:span text:style-name="T7">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5" draw:style-name="gr21" draw:text-style-name="P20" draw:layer="layout" svg:width="2.664cm" svg:height="3.88cm" svg:x="16.595cm" svg:y="12.23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2" draw:style-name="gr22" draw:text-style-name="P22" draw:layer="layout" svg:width="2.2cm" svg:height="0.787cm" svg:x="16.827cm" svg:y="12.457cm">
          <text:p text:style-name="P21"><text:span text:style-name="T7">D</text:span><text:span text:style-name="T7">B</text:span><text:span text:style-name="T7"> </text:span><text:span text:style-name="T7">P</text:span><text:span text:style-name="T7">o</text:span><text:span text:style-name="T7">d</text:span><text:span text:style-name="T7"> </text:span><text:span text:style-name="T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7" draw:style-name="gr21" draw:text-style-name="P20" draw:layer="layout" svg:width="2.664cm" svg:height="3.88cm" svg:x="12.099cm" svg:y="12.23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2" draw:style-name="gr22" draw:text-style-name="P22" draw:layer="layout" svg:width="2.2cm" svg:height="0.787cm" svg:x="12.331cm" svg:y="12.457cm">
          <text:p text:style-name="P21"><text:span text:style-name="T7">D</text:span><text:span text:style-name="T7">B </text:span><text:span text:style-name="T7">P</text:span><text:span text:style-name="T7">o</text:span><text:span text:style-name="T7">d </text:span><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Группа_ 1">
          <draw:line draw:name="Линия_8" draw:style-name="gr23" draw:text-style-name="P23" draw:layer="layout" svg:x1="8.934cm" svg:y1="9.777cm" svg:x2="8.934cm" svg:y2="12.122cm">
            <text:p/>
          </draw:line>
          <draw:custom-shape draw:name="Read_8" draw:style-name="gr24" draw:text-style-name="P25" draw:layer="layout" svg:width="1.391cm" svg:height="0.832cm" draw:transform="rotate (1.5707963267949) translate (8.203cm 11.646cm)">
            <text:p text:style-name="P24"><text:span text:style-name="T8">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7" draw:style-name="gr25" draw:text-style-name="P26" draw:layer="layout" svg:width="0.737cm" svg:height="0.832cm" draw:transform="rotate (-1.5707963267949) translate (9.666cm 1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0">
          <draw:line draw:name="Линия_12" draw:style-name="gr26" draw:text-style-name="P23" draw:layer="layout" svg:x1="17.928cm" svg:y1="9.777cm" svg:x2="17.928cm" svg:y2="12.122cm">
            <text:p/>
          </draw:line>
          <draw:custom-shape draw:name="Read_12" draw:style-name="gr27" draw:text-style-name="P25" draw:layer="layout" svg:width="1.391cm" svg:height="0.832cm" draw:transform="rotate (1.5707963267949) translate (17.197cm 11.646cm)">
            <text:p text:style-name="P24"><text:span text:style-name="T8">R</text:span><text:span text:style-name="T8">e</text:span><text:span text:style-name="T8">a</text:span><text:span text:style-name="T8">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0" draw:style-name="gr28" draw:text-style-name="P26" draw:layer="layout" svg:width="0.737cm" svg:height="0.832cm" draw:transform="rotate (-1.5707963267949) translate (18.661cm 1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2">
          <draw:line draw:name="Линия_14" draw:style-name="gr23" draw:text-style-name="P23" draw:layer="layout" svg:x1="10.268cm" svg:y1="14.516cm" svg:x2="11.935cm" svg:y2="14.123cm">
            <text:p/>
          </draw:line>
          <draw:custom-shape draw:name="Read_14" draw:style-name="gr29" draw:text-style-name="P25" draw:layer="layout" svg:width="1.372cm" svg:height="0.832cm" draw:transform="rotate (0.245742358680802) translate (10.348cm 13.636cm)">
            <text:p text:style-name="P24"><text:span text:style-name="T8">W</text:span><text:span text:style-name="T8">rit</text:span><text:span text:style-name="T8">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2" draw:style-name="gr30" draw:text-style-name="P26" draw:layer="layout" svg:width="0.737cm" svg:height="0.832cm" draw:transform="rotate (-1.5707963267949) translate (12.667cm 12.5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15" draw:style-name="gr23" draw:text-style-name="P23" draw:layer="layout" svg:x1="16.541cm" svg:y1="14.532cm" svg:x2="14.874cm" svg:y2="14.139cm">
            <text:p/>
          </draw:line>
          <draw:custom-shape draw:name="Read_15" draw:style-name="gr31" draw:text-style-name="P25" draw:layer="layout" svg:width="1.372cm" svg:height="0.832cm" draw:transform="rotate (-0.239459173373623) translate (15.146cm 13.305cm)">
            <text:p text:style-name="P24"><text:span text:style-name="T8">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3">
          <draw:line draw:name="Линия_16" draw:style-name="gr32" draw:text-style-name="P23" draw:layer="layout" svg:x1="13.335cm" svg:y1="9.778cm" svg:x2="13.335cm" svg:y2="12.123cm">
            <text:p/>
          </draw:line>
          <draw:custom-shape draw:name="Read_16" draw:style-name="gr33" draw:text-style-name="P25" draw:layer="layout" svg:width="1.371cm" svg:height="0.832cm" draw:transform="rotate (1.5707963267949) translate (12.603cm 11.633cm)">
            <text:p text:style-name="P24"><text:span text:style-name="T8">W</text:span><text:span text:style-name="T8">r</text:span><text:span text:style-name="T8">i</text:span><text:span text:style-name="T8">t</text:span><text:span text:style-name="T8">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3" draw:style-name="gr34" draw:text-style-name="P26" draw:layer="layout" svg:width="0.737cm" svg:height="0.832cm" draw:transform="rotate (-1.5707963267949) translate (14.067cm 10.5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0" draw:text-style-name="P10" draw:layer="layout" svg:width="1.33cm" svg:height="1.29cm" svg:x="6.412cm" svg:y="6.772cm">
          <draw:image xlink:href="Pictures/10000E5400000707000006D216741E64C7875B85.svg" xlink:type="simple" xlink:show="embed" xlink:actuate="onLoad" draw:mime-type="image/svg+xml">
            <text:p/>
          </draw:image>
          <draw:image xlink:href="Pictures/100000010000004400000042790C33170B00FA48.png" xlink:type="simple" xlink:show="embed" xlink:actuate="onLoad" draw:mime-type="image/png"/>
        </draw:frame>
        <draw:custom-shape draw:style-name="gr35" draw:text-style-name="P28" draw:layer="layout" svg:width="11.43cm" svg:height="1.29cm" svg:x="7.674cm" svg:y="4.056cm">
          <text:p text:style-name="P27"><text:span text:style-name="T9">C</text:span><text:span text:style-name="T9">li</text:span><text:span text:style-name="T9">e</text:span><text:span text:style-name="T9">n</text:span><text:span text:style-name="T9">t </text:span><text:span text:style-name="T9">A</text:span><text:span text:style-name="T9">p</text:span><text:span text:style-name="T9">p</text:span><text:span text:style-name="T9">li</text:span><text:span text:style-name="T9">c</text:span><text:span text:style-name="T9">a</text:span><text:span text:style-name="T9">ti</text:span><text:span text:style-name="T9">o</text:span><text:span text:style-name="T9">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36" draw:text-style-name="P30" draw:layer="layout" svg:width="12.17cm" svg:height="0.922cm" svg:x="7.304cm" svg:y="8.672cm" svg:viewBox="0 0 12171 923" draw:points="0,923 892,0 11292,0 12171,923">
          <text:p text:style-name="P29"><text:span text:style-name="T10">DB </text:span><text:span text:style-name="T10">Pr</text:span><text:span text:style-name="T10">ox</text:span><text:span text:style-name="T10">y/</text:span><text:span text:style-name="T10">Ro</text:span><text:span text:style-name="T10">ut</text:span><text:span text:style-name="T10">er </text:span><text:span text:style-name="T10">(O</text:span><text:span text:style-name="T10">rc</text:span><text:span text:style-name="T10">he</text:span><text:span text:style-name="T10">str</text:span><text:span text:style-name="T10">at</text:span><text:span text:style-name="T10">or)</text:span></text:p>
        </draw:polygon>
        <draw:line draw:style-name="gr37" draw:text-style-name="P10" draw:layer="layout" svg:x1="6.166cm" svg:y1="16.972cm" svg:x2="20.57cm" svg:y2="16.971cm">
          <text:p/>
        </draw:line>
        <draw:line draw:style-name="gr37" draw:text-style-name="P10" draw:layer="layout" svg:x1="21.036cm" svg:y1="7.731cm" svg:x2="21.036cm" svg:y2="16.621cm">
          <text:p/>
        </draw:line>
        <draw:line draw:style-name="gr37" draw:text-style-name="P10" draw:layer="layout" svg:x1="21.052cm" svg:y1="7.731cm" svg:x2="21.052cm" svg:y2="16.621cm">
          <text:p/>
        </draw:line>
        <draw:g draw:name="Группа_ 2">
          <draw:line draw:name="Линия_ 1" draw:style-name="gr38" draw:text-style-name="P23" draw:layer="layout" svg:x1="13.4cm" svg:y1="5.445cm" svg:x2="13.4cm" svg:y2="8.611cm">
            <text:p/>
          </draw:line>
          <draw:custom-shape draw:name="Read_ 1" draw:style-name="gr39" draw:text-style-name="P25" draw:layer="layout" svg:width="2.181cm" svg:height="0.832cm" draw:transform="rotate (1.5707963267949) translate (12.559cm 8.115cm)">
            <text:p text:style-name="P24"><text:span text:style-name="T8"><text:s/></text:span><text:span text:style-name="T8"><text:s/></text:span><text:span text:style-name="T8"><text:s/></text:span><text:span text:style-name="T8"><text:s/></text:span><text:span text:style-name="T8"><text:s/></text:span><text:span text:style-name="T8"><text:s/></text:span><text:span text:style-name="T8">R</text:span><text:span text:style-name="T8">e</text:span><text:span text:style-name="T8">a</text:span><text:span text:style-name="T8">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 draw:style-name="gr40" draw:text-style-name="P25" draw:layer="layout" svg:width="2.161cm" svg:height="0.832cm" draw:transform="rotate (-1.5707963267949) translate (14.241cm 5.955cm)">
            <text:p text:style-name="P24"><text:span text:style-name="T8">Write <text:s text:c="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Полужирный" style:font-family-generic="swiss" style:font-pitch="variable"/>
    <style:font-face style:name="DIN Alternate Bold" svg:font-family="'DIN Alternate Bol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draw:marker draw:name="Стили_20_стрелок_20_13" draw:display-name="Стили стрелок 13" svg:viewBox="0 0 20 20" svg:d="M0 20l10-20 10 20z"/>
    <draw:marker draw:name="Стили_20_стрелок_20_14" draw:display-name="Стили стрелок 14" svg:viewBox="0 0 20 20" svg:d="M0 20l10-20 10 20z"/>
    <draw:marker draw:name="Стили_20_стрелок_20_15" draw:display-name="Стили стрелок 15" svg:viewBox="0 0 20 20" svg:d="M0 20l10-20 10 20z"/>
    <draw:marker draw:name="Стили_20_стрелок_20_16" draw:display-name="Стили стрелок 16" svg:viewBox="0 0 20 20" svg:d="M0 20l10-20 10 20z"/>
    <draw:marker draw:name="Стили_20_стрелок_20_17" draw:display-name="Стили стрелок 17" svg:viewBox="0 0 20 20" svg:d="M0 20l10-20 10 20z"/>
    <draw:marker draw:name="Стили_20_стрелок_20_18" draw:display-name="Стили стрелок 18" svg:viewBox="0 0 20 20" svg:d="M0 20l10-20 10 20z"/>
    <draw:marker draw:name="Стили_20_стрелок_20_19" draw:display-name="Стили стрелок 19" svg:viewBox="0 0 20 20" svg:d="M0 20l10-20 10 20z"/>
    <draw:marker draw:name="Стили_20_стрелок_20_2" draw:display-name="Стили стрелок 2" svg:viewBox="0 0 20 20" svg:d="M0 20l10-20 10 20z"/>
    <draw:marker draw:name="Стили_20_стрелок_20_3" draw:display-name="Стили стрелок 3" svg:viewBox="0 0 20 20" svg:d="M0 20l10-20 10 20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12-28T10:40:43.215234524</meta:creation-date>
    <dc:date>2021-12-28T10:59:51.466380325</dc:date>
    <meta:editing-duration>PT8M5S</meta:editing-duration>
    <meta:editing-cycles>2</meta:editing-cycles>
    <meta:generator>LibreOffice/7.2.4.1$Linux_X86_64 LibreOffice_project/20$Build-1</meta:generator>
    <meta:document-statistic meta:object-count="79"/>
  </office:meta>
</office:document-meta>
</file>